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899cm" fo:min-width="3.922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color="#000000" svg:stroke-linecap="butt" draw:fill="none" draw:textarea-vertical-align="middle" loext:decorative="false"/>
    </style:style>
    <style:style style:name="gr3" style:family="graphic" style:parent-style-name="objectwithoutfill">
      <style:graphic-properties svg:stroke-color="#000000" draw:fill="none" draw:textarea-vertical-align="middle" loext:decorative="false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57cm" fo:min-width="1.849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6cm" loext:decorative="false"/>
      <style:paragraph-properties style:writing-mode="lr-tb"/>
    </style:style>
    <style:style style:name="gr6" style:family="graphic" style:parent-style-name="standard">
      <style:graphic-properties svg:stroke-color="#000000" draw:fill="none" draw:fill-color="#000000" loext:fill-use-slide-background="false" draw:textarea-horizontal-align="justify" draw:textarea-vertical-align="middle" draw:auto-grow-height="false" fo:min-height="1.894cm" fo:min-width="3.092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cm" svg:stroke-color="#000000" draw:fill="none" draw:fill-color="#000000" loext:fill-use-slide-background="false" draw:textarea-horizontal-align="justify" draw:textarea-vertical-align="middle" draw:auto-grow-height="false" fo:min-height="0.688cm" fo:min-width="1.158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="none" draw:fill-color="#000000" loext:fill-use-slide-background="false" draw:textarea-horizontal-align="justify" draw:textarea-vertical-align="middle" draw:auto-grow-height="false" fo:min-height="1.894cm" fo:min-width="2.816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348cm" loext:decorative="false"/>
      <style:paragraph-properties style:writing-mode="lr-tb"/>
    </style:style>
    <style:style style:name="gr10" style:family="graphic" style:parent-style-name="standard">
      <style:graphic-properties svg:stroke-width="0cm" svg:stroke-color="#000000" draw:fill="none" draw:fill-color="#000000" loext:fill-use-slide-background="false" draw:textarea-horizontal-align="justify" draw:textarea-vertical-align="middle" draw:auto-grow-height="false" fo:min-height="1.426cm" fo:min-width="2.118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000000" loext:fill-use-slide-background="false" draw:textarea-horizontal-align="justify" draw:textarea-vertical-align="middle" draw:auto-grow-height="false" fo:min-height="1.894cm" fo:min-width="2.816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000000" loext:fill-use-slide-background="false" draw:textarea-horizontal-align="justify" draw:textarea-vertical-align="middle" draw:auto-grow-height="false" fo:min-height="1.894cm" fo:min-width="2.816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5" style:family="graphic" style:parent-style-name="objectwithoutfill">
      <style:graphic-properties svg:stroke-color="#666666" draw:fill="none" draw:textarea-vertical-align="middle" loext:decorative="false"/>
    </style:style>
    <style:style style:name="gr16" style:family="graphic" style:parent-style-name="objectwithoutfill">
      <style:graphic-properties svg:stroke-color="#666666" draw:marker-end="Стили_20_стрелок_20_1" draw:marker-end-width="0.3cm" draw:fill="none" draw:textarea-vertical-align="middle" loext:decorative="fals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048cm" fo:min-width="3.551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808080" draw:marker-end="Стили_20_стрелок_20_2" draw:marker-end-width="0.3cm" draw:fill="none" draw:textarea-vertical-align="middle" loext:decorative="false"/>
    </style:style>
    <style:style style:name="gr19" style:family="graphic" style:parent-style-name="objectwithoutfill">
      <style:graphic-properties svg:stroke-color="#808080" draw:marker-end="Стили_20_стрелок_20_3" draw:marker-end-width="0.3cm" draw:fill="none" draw:textarea-vertical-align="middle" loext:decorative="false"/>
    </style:style>
    <style:style style:name="gr20" style:family="graphic" style:parent-style-name="objectwithoutfill">
      <style:graphic-properties svg:stroke-color="#808080" draw:marker-end="Стили_20_стрелок_20_4" draw:marker-end-width="0.3cm" draw:fill="none" draw:textarea-vertical-align="middle" loext:decorative="false"/>
    </style:style>
    <style:style style:name="gr21" style:family="graphic" style:parent-style-name="objectwithoutfill">
      <style:graphic-properties svg:stroke-color="#808080" draw:marker-end="Стили_20_стрелок_20_5" draw:marker-end-width="0.3cm" draw:fill="none" draw:textarea-vertical-align="middle" loext:decorative="false"/>
    </style:style>
    <style:style style:name="gr22" style:family="graphic" style:parent-style-name="objectwithoutfill">
      <style:graphic-properties svg:stroke-color="#808080" draw:marker-end="Стили_20_стрелок_20_6" draw:marker-end-width="0.3cm" draw:fill="none" draw:textarea-vertical-align="middle" loext:decorative="false"/>
    </style:style>
    <style:style style:name="gr23" style:family="graphic" style:parent-style-name="objectwithoutfill">
      <style:graphic-properties svg:stroke-color="#808080" draw:fill="none" draw:textarea-vertical-align="middle" loext:decorative="false"/>
    </style:style>
    <style:style style:name="gr24" style:family="graphic" style:parent-style-name="objectwithoutfill">
      <style:graphic-properties svg:stroke-color="#808080" draw:marker-end="Стили_20_стрелок_20_7" draw:marker-end-width="0.3cm" draw:fill="none" draw:textarea-vertical-align="middle" loext:decorative="false"/>
    </style:style>
    <style:style style:name="gr25" style:family="graphic" style:parent-style-name="standard">
      <style:graphic-properties svg:stroke-color="#808080" draw:fill="none" loext:fill-use-slide-background="false" draw:textarea-horizontal-align="justify" draw:textarea-vertical-align="middle" draw:auto-grow-height="false" fo:min-height="0.376cm" fo:min-width="0.713cm" loext:decorative="false"/>
      <style:paragraph-properties style:writing-mode="lr-tb"/>
    </style:style>
    <style:style style:name="gr26" style:family="graphic" style:parent-style-name="objectwithoutfill">
      <style:graphic-properties svg:stroke-color="#808080" draw:marker-end="Стили_20_стрелок_20_8" draw:marker-end-width="0.3cm" draw:fill="none" draw:textarea-vertical-align="middle" loext:decorative="false"/>
    </style:style>
    <style:style style:name="gr27" style:family="graphic" style:parent-style-name="objectwithoutfill">
      <style:graphic-properties svg:stroke-color="#808080" draw:marker-end="Стили_20_стрелок_20_9" draw:marker-end-width="0.3cm" draw:fill="none" draw:textarea-vertical-align="middle" loext:decorative="false"/>
    </style:style>
    <style:style style:name="gr28" style:family="graphic" style:parent-style-name="objectwithoutfill">
      <style:graphic-properties svg:stroke-color="#808080" draw:marker-end="Стили_20_стрелок_20_10" draw:marker-end-width="0.3cm" draw:fill="none" draw:textarea-vertical-align="middle" loext:decorative="false"/>
    </style:style>
    <style:style style:name="gr29" style:family="graphic" style:parent-style-name="objectwithoutfill">
      <style:graphic-properties svg:stroke-color="#808080" draw:marker-end="Стили_20_стрелок_20_12" draw:marker-end-width="0.3cm" draw:fill="none" draw:textarea-vertical-align="middle" loext:decorative="false"/>
    </style:style>
    <style:style style:name="gr30" style:family="graphic" style:parent-style-name="objectwithoutfill">
      <style:graphic-properties svg:stroke-color="#808080" draw:marker-end="Стили_20_стрелок_20_14" draw:marker-end-width="0.3cm" draw:fill="none" draw:textarea-vertical-align="middle" loext:decorative="false"/>
    </style:style>
    <style:style style:name="gr31" style:family="graphic" style:parent-style-name="standard">
      <style:graphic-properties svg:stroke-color="#808080" draw:fill="none" loext:fill-use-slide-background="false" draw:textarea-horizontal-align="justify" draw:textarea-vertical-align="middle" draw:auto-grow-height="false" fo:min-height="0.75cm" fo:min-width="5.103cm" loext:decorative="false"/>
      <style:paragraph-properties style:writing-mode="lr-tb"/>
    </style:style>
    <style:style style:name="gr32" style:family="graphic" style:parent-style-name="objectwithoutfill">
      <style:graphic-properties svg:stroke-color="#808080" draw:marker-end="Стили_20_стрелок_20_15" draw:marker-end-width="0.3cm" draw:fill="none" draw:textarea-vertical-align="middle" loext:decorative="false"/>
    </style:style>
    <style:style style:name="P1" style:family="paragraph">
      <style:paragraph-properties fo:text-align="center" style:writing-mode="lr-tb"/>
      <style:text-properties fo:font-size="8.60000038146973pt" style:font-size-asian="8pt" style:font-size-complex="8pt"/>
    </style:style>
    <style:style style:name="P2" style:family="paragraph">
      <loext:graphic-properties draw:fill="none"/>
      <style:paragraph-properties fo:text-align="center" style:writing-mode="lr-tb"/>
      <style:text-properties fo:font-size="8.60000038146973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8.60000038146973pt"/>
    </style:style>
    <style:style style:name="P5" style:family="paragraph">
      <loext:graphic-properties draw:fill="none" draw:fill-color="#ffffff"/>
      <style:text-properties fo:font-size="8.60000038146973pt" style:font-size-asian="8pt" style:font-size-complex="8pt"/>
    </style:style>
    <style:style style:name="P6" style:family="paragraph">
      <loext:graphic-properties draw:fill="none" draw:fill-color="#000000"/>
      <style:paragraph-properties fo:text-align="center" style:writing-mode="lr-tb"/>
      <style:text-properties fo:font-size="8.60000038146973pt" style:font-size-asian="8pt" style:font-size-complex="8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9.2999992370605pt"/>
    </style:style>
    <style:style style:name="P8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size="19.2999992370605pt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9.2999992370605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9.2999992370605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/>
      <style:text-properties fo:font-size="9pt" style:font-size-asian="9pt" style:font-size-complex="9pt"/>
    </style:style>
    <style:style style:name="P13" style:family="paragraph">
      <loext:graphic-properties draw:fill-color="#ffffff"/>
      <style:paragraph-properties fo:text-align="center" style:writing-mode="lr-tb"/>
      <style:text-properties fo:font-size="9pt" style:font-size-asian="9pt" style:font-size-complex="9pt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4.421cm" svg:height="2.681cm" svg:x="8.288cm" svg:y="3.483cm">
          <text:p text:style-name="P1"><text:span text:style-name="T1">Ввод a, b, c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line draw:style-name="gr2" draw:text-style-name="P3" draw:layer="layout" svg:x1="10.498cm" svg:y1="2.411cm" svg:x2="10.498cm" svg:y2="3.751cm">
          <text:p/>
        </draw:line>
        <draw:line draw:style-name="gr3" draw:text-style-name="P3" draw:layer="layout" svg:x1="10.498cm" svg:y1="6.164cm" svg:x2="10.498cm" svg:y2="7.772cm">
          <text:p/>
        </draw:line>
        <draw:custom-shape draw:style-name="gr4" draw:text-style-name="P2" draw:layer="layout" svg:width="4.697cm" svg:height="2.413cm" svg:x="8.15cm" svg:y="7.773cm">
          <text:p text:style-name="P1"><text:span text:style-name="T1">a =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12.847cm" svg:y1="8.989cm" svg:x2="16.854cm" svg:y2="8.989cm">
          <text:p/>
        </draw:line>
        <draw:frame draw:style-name="gr5" draw:text-style-name="P5" draw:layer="layout" svg:width="1.105cm" svg:height="0.61cm" svg:x="14.367cm" svg:y="8.308cm">
          <draw:text-box>
            <text:p text:style-name="P4"><text:span text:style-name="T1">Да</text:span></text:p>
          </draw:text-box>
        </draw:frame>
        <draw:line draw:style-name="gr3" draw:text-style-name="P3" draw:layer="layout" svg:x1="16.854cm" svg:y1="8.989cm" svg:x2="16.854cm" svg:y2="9.458cm">
          <text:p/>
        </draw:line>
        <draw:line draw:style-name="gr3" draw:text-style-name="P3" draw:layer="layout" svg:x1="8.15cm" svg:y1="8.973cm" svg:x2="5.744cm" svg:y2="8.972cm">
          <text:p/>
        </draw:line>
        <draw:frame draw:style-name="gr5" draw:text-style-name="P5" draw:layer="layout" svg:width="1.105cm" svg:height="0.61cm" svg:x="6.629cm" svg:y="8.308cm">
          <draw:text-box>
            <text:p text:style-name="P4"><text:span text:style-name="T1">Нет</text:span></text:p>
          </draw:text-box>
        </draw:frame>
        <draw:custom-shape draw:style-name="gr6" draw:text-style-name="P6" draw:layer="layout" svg:width="3.592cm" svg:height="2.144cm" svg:x="3.999cm" svg:y="10.249cm">
          <text:p text:style-name="P1"><text:span text:style-name="T1">d = b**2 — 4 * a * c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744cm" svg:y1="8.972cm" svg:x2="5.749cm" svg:y2="10.249cm">
          <text:p/>
        </draw:line>
        <draw:custom-shape draw:style-name="gr7" draw:text-style-name="P6" draw:layer="layout" svg:width="3.316cm" svg:height="1.876cm" svg:x="4.212cm" svg:y="13.17cm">
          <text:p text:style-name="P1"><text:span text:style-name="T1">D==0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4.622cm" svg:y1="14.942cm" svg:x2="1.911cm" svg:y2="14.922cm">
          <text:p/>
        </draw:line>
        <draw:frame draw:style-name="gr5" draw:text-style-name="P5" draw:layer="layout" svg:width="1.382cm" svg:height="0.61cm" svg:x="2.564cm" svg:y="14.267cm">
          <draw:text-box>
            <text:p text:style-name="P4"><text:span text:style-name="T1">нет</text:span></text:p>
          </draw:text-box>
        </draw:frame>
        <draw:line draw:style-name="gr3" draw:text-style-name="P3" draw:layer="layout" svg:x1="1.911cm" svg:y1="14.922cm" svg:x2="1.911cm" svg:y2="17.215cm">
          <text:p/>
        </draw:line>
        <draw:custom-shape draw:style-name="gr8" draw:text-style-name="P8" draw:layer="layout" svg:width="3.316cm" svg:height="2.144cm" svg:x="12.026cm" svg:y="17.406cm">
          <text:p text:style-name="P7"><text:span text:style-name="T1">x = (-b) <text:s/>/ <text:s/>2*a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382cm" svg:height="0.598cm" svg:x="10.239cm" svg:y="13.405cm">
          <draw:text-box>
            <text:p text:style-name="P4"><text:span text:style-name="T1">Да</text:span></text:p>
          </draw:text-box>
        </draw:frame>
        <draw:line draw:style-name="gr3" draw:text-style-name="P3" draw:layer="layout" svg:x1="7.091cm" svg:y1="14.912cm" svg:x2="10.964cm" svg:y2="14.925cm">
          <text:p/>
        </draw:line>
        <draw:frame draw:style-name="gr5" draw:text-style-name="P5" draw:layer="layout" svg:width="1.382cm" svg:height="0.61cm" svg:x="8.643cm" svg:y="14.193cm">
          <draw:text-box>
            <text:p text:style-name="P4"><text:span text:style-name="T1">да</text:span></text:p>
          </draw:text-box>
        </draw:frame>
        <draw:line draw:style-name="gr3" draw:text-style-name="P3" draw:layer="layout" svg:x1="10.965cm" svg:y1="14.925cm" svg:x2="10.965cm" svg:y2="15.692cm">
          <text:p/>
        </draw:line>
        <draw:custom-shape draw:style-name="gr8" draw:text-style-name="P6" draw:layer="layout" svg:width="3.316cm" svg:height="2.144cm" svg:x="8.366cm" svg:y="15.691cm">
          <text:p text:style-name="P1"><text:span text:style-name="T1">x1 = ((-b) + d**0.5) / <text:s/>2 * a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249cm" svg:y1="21.391cm" svg:x2="10.256cm" svg:y2="22.559cm">
          <text:p/>
        </draw:line>
        <draw:line draw:style-name="gr3" draw:text-style-name="P3" draw:layer="layout" svg:x1="2.011cm" svg:y1="19.36cm" svg:x2="1.999cm" svg:y2="22.499cm">
          <text:p/>
        </draw:line>
        <draw:custom-shape draw:style-name="gr10" draw:text-style-name="P6" draw:layer="layout" svg:width="5.236cm" svg:height="3.351cm" svg:x="14.237cm" svg:y="9.44cm">
          <text:p text:style-name="P1"><text:span text:style-name="T1">«Уравнение не является квадратным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9" draw:layer="layout" svg:x1="10.249cm" svg:y1="17.909cm" svg:x2="10.249cm" svg:y2="19.249cm">
          <text:p/>
        </draw:line>
        <draw:custom-shape draw:style-name="gr12" draw:text-style-name="P11" draw:layer="layout" svg:width="3.316cm" svg:height="2.144cm" svg:x="8.433cm" svg:y="19.249cm">
          <text:p text:style-name="P10"><text:span text:style-name="T2">x2 = ((-b) — d**0.5)) / <text:s/>2 * a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.316cm" svg:height="2.144cm" svg:x="0.433cm" svg:y="17.249cm">
          <text:p text:style-name="P10"><text:span text:style-name="T2">«Уравнение не имеет действительных корней»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16cm" svg:height="1.876cm" svg:x="8.297cm" svg:y="25.563cm">
          <text:p text:style-name="P1"><text:span text:style-name="T1">Итоговый вывод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9" draw:layer="layout" svg:x1="1.999cm" svg:y1="22.499cm" svg:x2="16.809cm" svg:y2="22.499cm">
          <text:p/>
        </draw:line>
        <draw:line draw:style-name="gr15" draw:text-style-name="P3" draw:layer="layout" svg:x1="16.827cm" svg:y1="12.784cm" svg:x2="16.803cm" svg:y2="22.499cm">
          <text:p/>
        </draw:line>
        <draw:line draw:style-name="gr16" draw:text-style-name="P3" draw:layer="layout" svg:x1="10.494cm" svg:y1="2.415cm" svg:x2="10.529cm" svg:y2="3.756cm">
          <text:p/>
        </draw:line>
        <draw:custom-shape draw:style-name="gr17" draw:text-style-name="P13" draw:layer="layout" svg:width="4.191cm" svg:height="1.438cm" svg:x="8.395cm" svg:y="0.933cm">
          <text:p text:style-name="P12"><text:span text:style-name="T3">Начало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10.503cm" svg:y1="6.137cm" svg:x2="10.512cm" svg:y2="7.698cm">
          <text:p/>
        </draw:line>
        <draw:line draw:style-name="gr19" draw:text-style-name="P3" draw:layer="layout" svg:x1="5.732cm" svg:y1="8.96cm" svg:x2="5.75cm" svg:y2="10.221cm">
          <text:p/>
        </draw:line>
        <draw:line draw:style-name="gr20" draw:text-style-name="P3" draw:layer="layout" svg:x1="16.835cm" svg:y1="8.968cm" svg:x2="16.862cm" svg:y2="9.418cm">
          <text:p/>
        </draw:line>
        <draw:line draw:style-name="gr21" draw:text-style-name="P3" draw:layer="layout" svg:x1="5.881cm" svg:y1="12.4cm" svg:x2="5.881cm" svg:y2="13.167cm">
          <text:p/>
        </draw:line>
        <draw:line draw:style-name="gr22" draw:text-style-name="P3" draw:layer="layout" svg:x1="13.669cm" svg:y1="14.075cm" svg:x2="13.704cm" svg:y2="17.4cm">
          <text:p/>
        </draw:line>
        <draw:line draw:style-name="gr23" draw:text-style-name="P3" draw:layer="layout" svg:x1="7.496cm" svg:y1="14.084cm" svg:x2="13.687cm" svg:y2="14.057cm">
          <text:p/>
        </draw:line>
        <draw:line draw:style-name="gr24" draw:text-style-name="P3" draw:layer="layout" svg:x1="5.864cm" svg:y1="15cm" svg:x2="5.864cm" svg:y2="18.334cm">
          <text:p/>
        </draw:line>
        <draw:custom-shape draw:style-name="gr25" draw:text-style-name="P15" draw:layer="layout" svg:width="2.425cm" svg:height="1.252cm" svg:x="4.656cm" svg:y="18.352cm">
          <text:p text:style-name="P14"><text:span text:style-name="T1">d&gt;0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6" draw:text-style-name="P3" draw:layer="layout" svg:x1="13.663cm" svg:y1="19.49cm" svg:x2="13.663cm" svg:y2="22.546cm">
          <text:p/>
        </draw:line>
        <draw:line draw:style-name="gr23" draw:text-style-name="P3" draw:layer="layout" svg:x1="7.091cm" svg:y1="18.96cm" svg:x2="7.079cm" svg:y2="14.924cm">
          <text:p/>
        </draw:line>
        <draw:line draw:style-name="gr23" draw:text-style-name="P3" draw:layer="layout" svg:x1="4.622cm" svg:y1="14.924cm" svg:x2="4.634cm" svg:y2="18.978cm">
          <text:p/>
        </draw:line>
        <draw:line draw:style-name="gr27" draw:text-style-name="P3" draw:layer="layout" svg:x1="1.901cm" svg:y1="16.748cm" svg:x2="1.901cm" svg:y2="17.226cm">
          <text:p/>
        </draw:line>
        <draw:line draw:style-name="gr28" draw:text-style-name="P3" draw:layer="layout" svg:x1="10.966cm" svg:y1="15.672cm" svg:x2="10.966cm" svg:y2="15.713cm">
          <text:p/>
        </draw:line>
        <draw:line draw:style-name="gr29" draw:text-style-name="P3" draw:layer="layout" svg:x1="10.224cm" svg:y1="18.823cm" svg:x2="10.254cm" svg:y2="19.229cm">
          <text:p/>
        </draw:line>
        <draw:line draw:style-name="gr30" draw:text-style-name="P3" draw:layer="layout" svg:x1="9.956cm" svg:y1="22.521cm" svg:x2="9.956cm" svg:y2="25.573cm">
          <text:p/>
        </draw:line>
        <draw:custom-shape draw:style-name="gr31" draw:text-style-name="P15" draw:layer="layout" svg:width="5.711cm" svg:height="1.108cm" svg:x="7.199cm" svg:y="27.997cm">
          <text:p text:style-name="P14"><text:span text:style-name="T1">Коне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3" draw:layer="layout" svg:x1="9.931cm" svg:y1="27.443cm" svg:x2="9.931cm" svg:y2="28.0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9T22:19:46.307000000</meta:creation-date>
    <dc:date>2023-09-20T14:27:28.333000000</dc:date>
    <meta:editing-duration>PT1H37M27S</meta:editing-duration>
    <meta:editing-cycles>14</meta:editing-cycles>
    <meta:generator>LibreOffice/7.6.1.2$Windows_X86_64 LibreOffice_project/f5defcebd022c5bc36bbb79be232cb6926d8f674</meta:generator>
    <meta:document-statistic meta:object-count="49"/>
  </office:meta>
</office:document-meta>
</file>